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81ae6" officeooo:paragraph-rsid="00181ae6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MS Self Not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1:20:14.979964305</meta:creation-date>
    <dc:date>2022-06-14T11:21:36.706960559</dc:date>
    <meta:editing-duration>PT1M22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6.4.7.2$Linux_X86_64 LibreOffice_project/40$Build-2</meta:generator>
  </office:meta>
</office:document-meta>
</file>